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76042" style:text-align-source="fix" style:repeat-content="false" fo:wrap-option="wrap"/>
      <style:paragraph-properties fo:text-align="center"/>
      <style:text-properties fo:color="#ffff66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476042" fo:wrap-option="wrap"/>
      <style:text-properties fo:color="#ffff66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17c0b" fo:wrap-option="wrap"/>
      <style:text-properties fo:color="#ffff99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Country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Population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London</text:p>
          </table:table-cell>
          <table:table-cell office:value-type="float" office:value="8615246" calcext:value-type="float">
            <text:p>8615246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Berlin</text:p>
          </table:table-cell>
          <table:table-cell office:value-type="float" office:value="3562166" calcext:value-type="float">
            <text:p>356216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Madrid</text:p>
          </table:table-cell>
          <table:table-cell office:value-type="float" office:value="3165235" calcext:value-type="float">
            <text:p>316523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Rome</text:p>
          </table:table-cell>
          <table:table-cell office:value-type="float" office:value="2874038" calcext:value-type="float">
            <text:p>2874038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float" office:value="2273305" calcext:value-type="float">
            <text:p>2273305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Vienna</text:p>
          </table:table-cell>
          <table:table-cell office:value-type="float" office:value="1805681" calcext:value-type="float">
            <text:p>1805681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Bucharest</text:p>
          </table:table-cell>
          <table:table-cell office:value-type="float" office:value="1803425" calcext:value-type="float">
            <text:p>1803425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Hamburg</text:p>
          </table:table-cell>
          <table:table-cell office:value-type="float" office:value="1760433" calcext:value-type="float">
            <text:p>1760433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float" office:value="1754000" calcext:value-type="float">
            <text:p>175400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Warsaw</text:p>
          </table:table-cell>
          <table:table-cell office:value-type="float" office:value="1740119" calcext:value-type="float">
            <text:p>174011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Barcelona</text:p>
          </table:table-cell>
          <table:table-cell office:value-type="float" office:value="1602386" calcext:value-type="float">
            <text:p>1602386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Munich</text:p>
          </table:table-cell>
          <table:table-cell office:value-type="float" office:value="1493900" calcext:value-type="float">
            <text:p>149390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Milan</text:p>
          </table:table-cell>
          <table:table-cell office:value-type="float" office:value="1350680" calcext:value-type="float">
            <text:p>13506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4:53:32.629434720</meta:creation-date>
    <dc:date>2018-07-10T14:59:35.217961305</dc:date>
    <meta:editing-duration>PT6M3S</meta:editing-duration>
    <meta:editing-cycles>1</meta:editing-cycles>
    <meta:document-statistic meta:table-count="1" meta:cell-count="42" meta:object-count="0"/>
    <meta:generator>LibreOffice/6.0.2.1$Linux_X86_64 LibreOffice_project/00m0$Build-1</meta:generator>
  </office:meta>
</office:document-meta>
</file>